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4.5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ntrol_keys</text:p>
          </table:table-cell>
          <table:table-cell table:style-name="ce2" office:value-type="string" calcext:value-type="string">
            <text:p>int deal_key(int key, t_model *model)</text:p>
          </table:table-cell>
          <table:table-cell/>
          <table:table-cell office:value-type="string" calcext:value-type="string">
            <text:p>Controller -&gt; Model -&gt; View</text:p>
          </table:table-cell>
        </table:table-row>
        <table:table-row table:style-name="ro1">
          <table:table-cell office:value-type="string" calcext:value-type="string">
            <text:p>control_mouse</text:p>
          </table:table-cell>
          <table:table-cell table:style-name="ce2" office:value-type="string" calcext:value-type="string">
            <text:p>int deal_mouse(int code, t_model *model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bug</text:p>
          </table:table-cell>
          <table:table-cell table:style-name="ce2" office:value-type="string" calcext:value-type="string">
            <text:p>void init_debug(t_model *model, int curr_stack_dept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table:style-name="ce2" office:value-type="string" calcext:value-type="string">
            <text:p>void dbg_printf(t_model *model, t_dbg_flag dbg_flg, char *str, ...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ils</text:p>
          </table:table-cell>
          <table:table-cell table:style-name="ce2" office:value-type="string" calcext:value-type="string">
            <text:p>double degree2radian(int degre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s</text:p>
          </table:table-cell>
          <table:table-cell table:style-name="ce2" office:value-type="string" calcext:value-type="string">
            <text:p>int radian2degree2(double radian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mg</text:p>
          </table:table-cell>
          <table:table-cell table:style-name="ce2" office:value-type="string" calcext:value-type="string">
            <text:p>static void img_pix_put(t_model *model, t_point *point, int col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g</text:p>
          </table:table-cell>
          <table:table-cell table:style-name="ce2" office:value-type="string" calcext:value-type="string">
            <text:p>static void draw_line(t_model *model, t_point *pnt_a, t_point *pnt_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g</text:p>
          </table:table-cell>
          <table:table-cell table:style-name="ce2" office:value-type="string" calcext:value-type="string">
            <text:p>void create_next_img(t_model *model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int main(int argc, char **argv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t_model *new_model(int argc, char **arg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void free_model(t_model *model)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model_move</text:p>
          </table:table-cell>
          <table:table-cell table:style-name="ce2" office:value-type="string" calcext:value-type="string">
            <text:p>void rotate_model(int x, int y, int z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del_move</text:p>
          </table:table-cell>
          <table:table-cell table:style-name="ce2" office:value-type="string" calcext:value-type="string">
            <text:p>void translate_model(int x, int y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del_move</text:p>
          </table:table-cell>
          <table:table-cell table:style-name="ce2" office:value-type="string" calcext:value-type="string">
            <text:p>void scale_model(int zoom, int z_scal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del_move</text:p>
          </table:table-cell>
          <table:table-cell table:style-name="ce2" office:value-type="string" calcext:value-type="string">
            <text:p>int auto_rotate(void *void_model)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init_net_details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init_max_values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update_max_values(t_model *model, int x, int y, int 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determine_net_center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void print_net(t_model *model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l_utils</text:p>
          </table:table-cell>
          <table:table-cell table:style-name="ce2" office:value-type="string" calcext:value-type="string">
            <text:p>t_node *node_last(t_node *ls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_utils</text:p>
          </table:table-cell>
          <table:table-cell table:style-name="ce2" office:value-type="string" calcext:value-type="string">
            <text:p>void node_add_front(t_node **lst, t_node *ne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_utils</text:p>
          </table:table-cell>
          <table:table-cell table:style-name="ce2" office:value-type="string" calcext:value-type="string">
            <text:p>void node_add_back(t_node **lst, t_node *ne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_utils</text:p>
          </table:table-cell>
          <table:table-cell table:style-name="ce2" office:value-type="string" calcext:value-type="string">
            <text:p>void free_list(t_node *head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_node new_node(… all detail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table:style-name="ce2" office:value-type="string" calcext:value-type="string">
            <text:p>void node2point(t_model *model, t_node *node, t_point *poi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table:style-name="ce2" office:value-type="string" calcext:value-type="string">
            <text:p>void print_node(t_model *model, t_node *n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table:style-name="ce2" office:value-type="string" calcext:value-type="string">
            <text:p>char *node2str(t_model *model, t_node *node)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rser</text:p>
          </table:table-cell>
          <table:table-cell table:style-name="ce2" office:value-type="string" calcext:value-type="string">
            <text:p>static void str_line(char *line, int y, t_node **last_row, 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r</text:p>
          </table:table-cell>
          <table:table-cell table:style-name="ce2" office:value-type="string" calcext:value-type="string">
            <text:p>void load_file(int argc, char **argv, t_model *model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_point new_point(int x, int y)</text:p>
          </table:table-cell>
          <table:table-cell office:value-type="string" calcext:value-type="string">
            <text:p>```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 table:style-name="ce2" office:value-type="string" calcext:value-type="string">
            <text:p>void print_point(t_model *model, t_point *poi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table:style-name="ce2" office:value-type="string" calcext:value-type="string">
            <text:p>char *point2str(t_model *model, t_point *point)</text:p>
          </table:table-cell>
          <table:table-cell office:value-type="string" calcext:value-type="string">
            <text:p>change to accept 2d and 3d poi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ini_win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center_model(t_model *mode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2" office:value-type="string" calcext:value-type="string">
            <text:p>void display_next_image(t_model *model)</text:p>
          </table:table-cell>
          <table:table-cell table:number-columns-repeated="2"/>
        </table:table-row>
        <table:table-row table:style-name="ro1" table:number-rows-repeated="10485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4:38:10.288992120</meta:creation-date>
    <dc:date>2023-05-23T16:14:27.989351502</dc:date>
    <meta:editing-duration>PT20M36S</meta:editing-duration>
    <meta:editing-cycles>4</meta:editing-cycles>
    <meta:generator>LibreOffice/6.4.7.2$Linux_X86_64 LibreOffice_project/40$Build-2</meta:generator>
    <meta:document-statistic meta:table-count="1" meta:cell-count="81" meta:object-count="0"/>
  </office:meta>
</office:document-meta>
</file>